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4.1mm"/>
    </style:style>
    <style:style style:name="co2" style:family="table-column">
      <style:table-column-properties fo:break-before="auto" style:column-width="41.1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CA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3" table:number-columns-repeated="1018" table:default-cell-style-name="Default"/>
        <table:table-row table:style-name="ro1">
          <table:table-cell table:style-name="ce1"/>
          <table:table-cell table:style-name="ce3" office:value-type="string" calcext:value-type="string">
            <text:p>GeForce GTX 1060 6GB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3" office:value-type="string" calcext:value-type="string">
            <text:p>[ms]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<text:s/>1024x1024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0.069312" calcext:value-type="float">
            <text:p>0.0693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ite A</text:p>
          </table:table-cell>
          <table:table-cell office:value-type="float" office:value="1.80294" calcext:value-type="float">
            <text:p>1.80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ite B</text:p>
          </table:table-cell>
          <table:table-cell office:value-type="float" office:value="1.64042" calcext:value-type="float">
            <text:p>1.640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ite C</text:p>
          </table:table-cell>
          <table:table-cell office:value-type="float" office:value="1.57853" calcext:value-type="float">
            <text:p>1.578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d C</text:p>
          </table:table-cell>
          <table:table-cell office:value-type="float" office:value="1.17651" calcext:value-type="float">
            <text:p>1.1765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2048x2048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Elapsed time to kernel execution</text:p>
          </table:table-cell>
          <table:table-cell office:value-type="float" office:value="0.218048" calcext:value-type="float">
            <text:p>0.2180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psed time to write buffer</text:p>
          </table:table-cell>
          <table:table-cell office:value-type="float" office:value="7.06256" calcext:value-type="float">
            <text:p>7.06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psed time to write buffer</text:p>
          </table:table-cell>
          <table:table-cell office:value-type="float" office:value="6.61706" calcext:value-type="float">
            <text:p>6.617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psed time to write buffer</text:p>
          </table:table-cell>
          <table:table-cell office:value-type="float" office:value="5.57504" calcext:value-type="float">
            <text:p>5.575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psed time to read buffer</text:p>
          </table:table-cell>
          <table:table-cell office:value-type="float" office:value="5.79222" calcext:value-type="float">
            <text:p>5.792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4096x4096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Elapsed time to kernel execution</text:p>
          </table:table-cell>
          <table:table-cell office:value-type="float" office:value="0.722144" calcext:value-type="float">
            <text:p>0.722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psed time to write buffer</text:p>
          </table:table-cell>
          <table:table-cell office:value-type="float" office:value="20.3718" calcext:value-type="float">
            <text:p>20.37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psed time to write buffer</text:p>
          </table:table-cell>
          <table:table-cell office:value-type="float" office:value="21.0753" calcext:value-type="float">
            <text:p>21.07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psed time to write buffer</text:p>
          </table:table-cell>
          <table:table-cell office:value-type="float" office:value="22.1284" calcext:value-type="float">
            <text:p>22.12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psed time to read buffer</text:p>
          </table:table-cell>
          <table:table-cell office:value-type="float" office:value="23.3459" calcext:value-type="float">
            <text:p>23.34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8192x8192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Elapsed time to kernel execution</text:p>
          </table:table-cell>
          <table:table-cell office:value-type="float" office:value="2.51043" calcext:value-type="float">
            <text:p>2.510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psed time to write buffer</text:p>
          </table:table-cell>
          <table:table-cell office:value-type="float" office:value="87.8129" calcext:value-type="float">
            <text:p>87.8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psed time to write buffer</text:p>
          </table:table-cell>
          <table:table-cell office:value-type="float" office:value="86.3615" calcext:value-type="float">
            <text:p>86.36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psed time to write buffer</text:p>
          </table:table-cell>
          <table:table-cell office:value-type="float" office:value="86.9432" calcext:value-type="float">
            <text:p>86.94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psed time to read buffer</text:p>
          </table:table-cell>
          <table:table-cell office:value-type="float" office:value="94.7631" calcext:value-type="float">
            <text:p>94.76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6384x16384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Elapsed time to kernel execution</text:p>
          </table:table-cell>
          <table:table-cell office:value-type="float" office:value="9.07037" calcext:value-type="float">
            <text:p>9.07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psed time to write buffer</text:p>
          </table:table-cell>
          <table:table-cell office:value-type="float" office:value="343.417" calcext:value-type="float">
            <text:p>343.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psed time to write buffer</text:p>
          </table:table-cell>
          <table:table-cell office:value-type="float" office:value="315.895" calcext:value-type="float">
            <text:p>315.8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psed time to write buffer</text:p>
          </table:table-cell>
          <table:table-cell office:value-type="float" office:value="316.165" calcext:value-type="float">
            <text:p>316.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apsed time to read buffer</text:p>
          </table:table-cell>
          <table:table-cell office:value-type="float" office:value="346.831" calcext:value-type="float">
            <text:p>346.83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1:51:04.568718609</meta:creation-date>
    <dc:date>2016-10-24T12:12:42.045695276</dc:date>
    <meta:editing-duration>PT7S</meta:editing-duration>
    <meta:editing-cycles>1</meta:editing-cycles>
    <meta:document-statistic meta:table-count="1" meta:cell-count="57" meta:object-count="0"/>
    <meta:generator>LibreOffice/5.1.5.2$Linux_X86_64 LibreOffice_project/10m0$Build-2</meta:generator>
  </office:meta>
</office:document-meta>
</file>